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loext:graphic-properties draw:fill-color="#1ba489"/>
    </style:style>
    <style:style style:name="P2" style:family="paragraph">
      <loext:graphic-properties draw:fill-color="#1ba489" draw:opacity="0%"/>
    </style:style>
    <style:style style:name="P3" style:family="paragraph">
      <loext:graphic-properties draw:fill-color="#ff00ff" draw:opacity="0%"/>
      <style:text-properties fo:font-size="12pt"/>
    </style:style>
    <style:style style:name="P4" style:family="paragraph">
      <loext:graphic-properties draw:fill-color="#1ba489" draw:opacity="100%"/>
      <style:text-properties fo:font-size="12pt"/>
    </style:style>
    <style:style style:name="gr1" style:family="graphic">
      <style:graphic-properties svg:stroke-color="#1ba489" draw:fill-color="#1ba489" draw:textarea-horizontal-align="justify" draw:textarea-vertical-align="middle" draw:auto-grow-height="false" fo:min-height="0.9055in" fo:min-width="1.642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2in" svg:stroke-color="#1ba489" draw:marker-start-width="0.4382in" draw:marker-end-width="0.4382in" draw:fill-color="#1ba489" draw:opacity="0%" draw:textarea-horizontal-align="justify" draw:textarea-vertical-align="middle" draw:auto-grow-height="false" fo:min-height="0.8465in" fo:min-width="0.4728in" fo:padding-top="0.0992in" fo:padding-bottom="0.0992in" fo:padding-left="0.0992in" fo:padding-right="0.0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in" svg:stroke-color="#ffffff" draw:marker-start-width="0.2874in" draw:marker-end-width="0.2874in" svg:stroke-opacity="100%" draw:fill-color="#ff00ff" draw:opacity="0%" draw:textarea-horizontal-align="justify" draw:textarea-vertical-align="middle" draw:auto-grow-height="false" fo:min-height="1.4575in" fo:min-width="1.4189in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in" svg:stroke-color="#ffffff" draw:marker-start-width="0.2882in" draw:marker-end-width="0.2882in" svg:stroke-opacity="100%" draw:fill-color="#ff00ff" draw:opacity="0%" draw:textarea-horizontal-align="justify" draw:textarea-vertical-align="middle" draw:auto-grow-height="false" fo:min-height="1.4965in" fo:min-width="1.402in" fo:padding-top="0.0492in" fo:padding-bottom="0.0492in" fo:padding-left="0.0492in" fo:padding-right="0.0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in" svg:stroke-color="#1ba489" draw:marker-start-width="0.1374in" draw:marker-end-width="0.1374in" svg:stroke-opacity="100%" draw:fill-color="#1ba489" draw:opacity="100%" draw:textarea-horizontal-align="justify" draw:textarea-vertical-align="middle" draw:auto-grow-height="false" fo:min-height="0.4791in" fo:min-width="0.4457in" fo:padding-top="-0.0004in" fo:padding-bottom="-0.0004in" fo:padding-left="-0.0004in" fo:padding-right="-0.000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7398in" svg:height="1.0031in" svg:x="2.1783in" svg:y="3.37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3" svg:width="1.7343in" svg:height="1.776in" draw:transform="skewX (-0.000349065850398799) rotate (-2.35601995726715) translate (4.24583333333333in 3.00416666666667in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4" draw:text-style-name="P3" svg:width="1.7177in" svg:height="1.8134in" draw:transform="skewX (-0.0118682389135614) rotate (-2.35601995726715) translate (4.325in 4.92847222222222in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draw:text-style-name="P2" svg:width="1.0469in" svg:height="1.4205in" svg:x="2.502in" svg:y="2.6646in"><text:p/><draw:enhanced-geometry svg:viewBox="0 0 21600 21600" draw:mirror-horizontal="false" draw:mirror-vertical="false" draw:path-stretchpoint-x="10800" draw:path-stretchpoint-y="10800" draw:text-areas="?f3 ?f4 ?f5 ?f6" draw:type="round-rectangle" draw:modifiers="9728.8379705401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5" draw:text-style-name="P4" svg:width="0.5543in" svg:height="0.5878in" draw:transform="skewX (-0.0860447321233204) rotate (-2.41466302013416) translate (3.43125in 3.76944444444444in)"><text:p/><draw:enhanced-geometry svg:viewBox="0 0 21600 21600" draw:mirror-horizontal="false" draw:mirror-vertical="false" draw:path-stretchpoint-x="10800" draw:path-stretchpoint-y="10800" draw:text-areas="?f3 ?f4 ?f5 ?f6" draw:type="round-rectangle" draw:modifiers="7431.016042780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0:48:18.382627751</meta:creation-date>
    <dc:date>2018-07-06T03:04:17.097003990</dc:date>
    <meta:editing-duration>PT21M27S</meta:editing-duration>
    <meta:editing-cycles>9</meta:editing-cycles>
    <meta:generator>LibreOffice/5.4.7.2$Linux_X86_64 LibreOffice_project/4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